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Accent_20_3">
      <style:text-properties style:font-name="Liberation Sans"/>
    </style:style>
    <style:style style:name="ce2" style:family="table-cell" style:parent-style-name="Accent_20_3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name-complex="FreeSans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Accent_20_3"/>
        <table:table-column table:style-name="co1" table:number-columns-repeated="5" table:default-cell-style-name="Default"/>
        <table:table-row table:style-name="ro1">
          <table:table-cell table:style-name="Accent_20_2" office:value-type="string" calcext:value-type="string">
            <text:p>Part Type</text:p>
          </table:table-cell>
          <table:table-cell table:style-name="Accent_20_2" office:value-type="string" calcext:value-type="string">
            <text:p>Model</text:p>
          </table:table-cell>
          <table:table-cell table:style-name="Accent_20_2" office:value-type="string" calcext:value-type="string">
            <text:p>Quantity</text:p>
          </table:table-cell>
          <table:table-cell table:style-name="Accent_20_2" office:value-type="string" calcext:value-type="string">
            <text:p>Price per unit</text:p>
          </table:table-cell>
          <table:table-cell table:style-name="Accent_20_2"/>
          <table:table-cell table:style-name="Accent_20_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Voltage Inverter</text:p>
          </table:table-cell>
          <table:table-cell office:value-type="string" calcext:value-type="string">
            <text:p>LM2664M6X/NOPB</text:p>
          </table:table-cell>
          <table:table-cell office:value-type="float" office:value="1" calcext:value-type="float">
            <text:p>1</text:p>
          </table:table-cell>
          <table:table-cell office:value-type="float" office:value="0.88" calcext:value-type="float">
            <text:p>0.88</text:p>
          </table:table-cell>
          <table:table-cell table:formula="of:=PRODUCT([.C2:.D2])" office:value-type="float" office:value="0.88" calcext:value-type="float">
            <text:p>0.88</text:p>
          </table:table-cell>
          <table:table-cell office:value-type="string" calcext:value-type="string">
            <text:p><text:a xlink:href="https://www.digikey.com/en/products/detail/texas-instruments/LM2664M6X-NOPB/366882" xlink:type="simple">https://www.digikey.com/en/products/detail/texas-instruments/LM2664M6X-NOPB/366882</text:a></text:p>
          </table:table-cell>
        </table:table-row>
        <table:table-row table:style-name="ro1">
          <table:table-cell office:value-type="string" calcext:value-type="string">
            <text:p>Capacitors</text:p>
          </table:table-cell>
          <table:table-cell office:value-type="string" calcext:value-type="string">
            <text:p>C1608X5R1C335K080AC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.26</text:p>
          </table:table-cell>
          <table:table-cell table:formula="of:=PRODUCT([.C3:.D3])" office:value-type="float" office:value="0.52" calcext:value-type="float">
            <text:p>0.52</text:p>
          </table:table-cell>
          <table:table-cell office:value-type="string" calcext:value-type="string">
            <text:p><text:a xlink:href="https://www.digikey.com/en/products/detail/tdk-corporation/C1608X5R1C335K080AC/2732911#product-details-substitutes" xlink:type="simple">https://www.digikey.com/en/products/detail/tdk-corporation/C1608X5R1C335K080AC/2732911#product-details-substitutes</text:a></text:p>
          </table:table-cell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TMP126NDCKR 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.98</text:p>
          </table:table-cell>
          <table:table-cell table:formula="of:=PRODUCT([.C4:.D4])" office:value-type="float" office:value="3.96" calcext:value-type="float">
            <text:p>3.96</text:p>
          </table:table-cell>
          <table:table-cell office:value-type="string" calcext:value-type="string">
            <text:p><text:a xlink:href="https://www.mouser.com/ProductDetail/Texas-Instruments/TMP126NDCKR?qs=4ASt3YYao0WSJ2BCCG0dWw%3D%3D" xlink:type="simple">https://www.mouser.com/ProductDetail/Texas-Instruments/TMP126NDCKR?qs=4ASt3YYao0WSJ2BCCG0dWw%3D%3D</text:a></text:p>
          </table:table-cell>
        </table:table-row>
        <table:table-row table:style-name="ro1">
          <table:table-cell office:value-type="string" calcext:value-type="string">
            <text:p>Multiplexer</text:p>
          </table:table-cell>
          <table:table-cell office:value-type="string" calcext:value-type="string">
            <text:p><text:s/>MUX507IDWR </text:p>
          </table:table-cell>
          <table:table-cell office:value-type="float" office:value="2" calcext:value-type="float">
            <text:p>2</text:p>
          </table:table-cell>
          <table:table-cell office:value-type="float" office:value="6.85" calcext:value-type="float">
            <text:p>6.85</text:p>
          </table:table-cell>
          <table:table-cell table:formula="of:=PRODUCT([.C5:.D5])" office:value-type="float" office:value="13.7" calcext:value-type="float">
            <text:p>13.7</text:p>
          </table:table-cell>
          <table:table-cell office:value-type="string" calcext:value-type="string">
            <text:p><text:a xlink:href="https://www.mouser.com/ProductDetail/Texas-Instruments/MUX507IDWR?qs=7EBvPakHacU91tvKHEh%2FrQ%3D%3D" xlink:type="simple">https://www.mouser.com/ProductDetail/Texas-Instruments/MUX507IDWR?qs=7EBvPakHacU91tvKHEh%2FrQ%3D%3D</text:a></text:p>
          </table:table-cell>
        </table:table-row>
        <table:table-row table:style-name="ro1">
          <table:table-cell office:value-type="string" calcext:value-type="string">
            <text:p>5V power supply</text:p>
          </table:table-cell>
          <table:table-cell office:value-type="string" calcext:value-type="string">
            <text:p>TPS61089RNRR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table:formula="of:=PRODUCT([.C6:.D6])" office:value-type="float" office:value="1.81" calcext:value-type="float">
            <text:p>1.81</text:p>
          </table:table-cell>
          <table:table-cell office:value-type="string" calcext:value-type="string">
            <text:p><text:a xlink:href="https://www.digikey.com/en/products/detail/texas-instruments/TPS61089RNRR/6023555" xlink:type="simple">https://www.digikey.com/en/products/detail/texas-instruments/TPS61089RNRR/6023555</text:a></text:p>
          </table:table-cell>
        </table:table-row>
        <table:table-row table:style-name="ro1">
          <table:table-cell office:value-type="string" calcext:value-type="string">
            <text:p>op amp</text:p>
          </table:table-cell>
          <table:table-cell office:value-type="string" calcext:value-type="string">
            <text:p>OPA835IDBVR</text:p>
          </table:table-cell>
          <table:table-cell office:value-type="float" office:value="0" calcext:value-type="float">
            <text:p>0</text:p>
          </table:table-cell>
          <table:table-cell office:value-type="float" office:value="2.41" calcext:value-type="float">
            <text:p>2.41</text:p>
          </table:table-cell>
          <table:table-cell table:formula="of:=PRODUCT([.C7:.D7])" office:value-type="float" office:value="0" calcext:value-type="float">
            <text:p>0</text:p>
          </table:table-cell>
          <table:table-cell office:value-type="string" calcext:value-type="string">
            <text:p><text:a xlink:href="https://www.digikey.com/en/products/detail/texas-instruments/OPA835IDBVR/2695863" xlink:type="simple">https://www.digikey.com/en/products/detail/texas-instruments/OPA835IDBVR/2695863</text:a></text:p>
          </table:table-cell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ADC124S051CIMMX/NOPB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table:formula="of:=PRODUCT([.C8:.D8])" office:value-type="float" office:value="3.9" calcext:value-type="float">
            <text:p>3.9</text:p>
          </table:table-cell>
          <table:table-cell office:value-type="string" calcext:value-type="string">
            <text:p><text:a xlink:href="https://www.mouser.com/ProductDetail/Texas-Instruments/ADC124S021CIMMX-NOPB?qs=7X5t%252BdzoRHAQQrWa2P9Fag%3D%3D" xlink:type="simple">https://www.mouser.com/ProductDetail/Texas-Instruments/ADC124S021CIMMX-NOPB?qs=7X5t%252BdzoRHAQQrWa2P9Fag%3D%3D</text:a></text:p>
          </table:table-cell>
        </table:table-row>
        <table:table-row table:style-name="ro1">
          <table:table-cell office:value-type="string" calcext:value-type="string">
            <text:p>Instrumentation op amp</text:p>
          </table:table-cell>
          <table:table-cell office:value-type="string" calcext:value-type="string">
            <text:p>INA819ID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table:formula="of:=PRODUCT([.C9:.D9])" office:value-type="float" office:value="5.8" calcext:value-type="float">
            <text:p>5.8</text:p>
          </table:table-cell>
          <table:table-cell office:value-type="string" calcext:value-type="string">
            <text:p><text:a xlink:href="https://www.mouser.com/ProductDetail/Texas-Instruments/INA819IDR?qs=l7cgNqFNU1hqAl4w8i%2FtOQ%3D%3D" xlink:type="simple">https://www.mouser.com/ProductDetail/Texas-Instruments/INA819IDR?qs=l7cgNqFNU1hqAl4w8i%2FtOQ%3D%3D</text:a></text:p>
          </table:table-cell>
        </table:table-row>
        <table:table-row table:style-name="ro1">
          <table:table-cell office:value-type="string" calcext:value-type="string">
            <text:p>3.3V reference</text:p>
          </table:table-cell>
          <table:table-cell office:value-type="string" calcext:value-type="string">
            <text:p>REF3133AIDBZR</text:p>
          </table:table-cell>
          <table:table-cell office:value-type="float" office:value="1" calcext:value-type="float">
            <text:p>1</text:p>
          </table:table-cell>
          <table:table-cell office:value-type="float" office:value="2.36" calcext:value-type="float">
            <text:p>2.36</text:p>
          </table:table-cell>
          <table:table-cell table:formula="of:=PRODUCT([.C10:.D10])" office:value-type="float" office:value="2.36" calcext:value-type="float">
            <text:p>2.36</text:p>
          </table:table-cell>
          <table:table-cell office:value-type="string" calcext:value-type="string">
            <text:p><text:a xlink:href="https://www.digikey.com/en/products/detail/texas-instruments/REF3133AIDBZR/1573934" xlink:type="simple">https://www.digikey.com/en/products/detail/texas-instruments/REF3133AIDBZR/1573934</text:a></text:p>
          </table:table-cell>
        </table:table-row>
        <table:table-row table:style-name="ro1">
          <table:table-cell office:value-type="string" calcext:value-type="string">
            <text:p>3.3V power</text:p>
          </table:table-cell>
          <table:table-cell office:value-type="string" calcext:value-type="string">
            <text:p>LM3940IMP-3.3/NOPB </text:p>
          </table:table-cell>
          <table:table-cell office:value-type="float" office:value="1" calcext:value-type="float">
            <text:p>1</text:p>
          </table:table-cell>
          <table:table-cell office:value-type="float" office:value="1.94" calcext:value-type="float">
            <text:p>1.94</text:p>
          </table:table-cell>
          <table:table-cell table:formula="of:=PRODUCT([.C11:.D11])" office:value-type="float" office:value="1.94" calcext:value-type="float">
            <text:p>1.94</text:p>
          </table:table-cell>
          <table:table-cell office:value-type="string" calcext:value-type="string">
            <text:p><text:a xlink:href="https://www.mouser.com/ProductDetail/Texas-Instruments/LM3940IMP-3.3-NOPB?qs=QbsRYf82W3EIVCEt3IRFTQ%3D%3D" xlink:type="simple">https://www.mouser.com/ProductDetail/Texas-Instruments/LM3940IMP-3.3-NOPB?qs=QbsRYf82W3EIVCEt3IRFTQ%3D%3D</text:a></text:p>
          </table:table-cell>
        </table:table-row>
        <table:table-row table:style-name="ro1">
          <table:table-cell office:value-type="string" calcext:value-type="string">
            <text:p>12.12V supply</text:p>
          </table:table-cell>
          <table:table-cell office:value-type="string" calcext:value-type="string">
            <text:p>TPS6734IDR</text:p>
          </table:table-cell>
          <table:table-cell office:value-type="float" office:value="1" calcext:value-type="float">
            <text:p>1</text:p>
          </table:table-cell>
          <table:table-cell office:value-type="float" office:value="6.13" calcext:value-type="float">
            <text:p>6.13</text:p>
          </table:table-cell>
          <table:table-cell table:formula="of:=PRODUCT([.C12:.D12])" office:value-type="float" office:value="6.13" calcext:value-type="float">
            <text:p>6.13</text:p>
          </table:table-cell>
          <table:table-cell office:value-type="string" calcext:value-type="string">
            <text:p><text:a xlink:href="https://www.digikey.com/en/products/detail/texas-instruments/TPS6734IDR/370117" xlink:type="simple">https://www.digikey.com/en/products/detail/texas-instruments/TPS6734IDR/370117</text:a></text:p>
          </table:table-cell>
        </table:table-row>
        <table:table-row table:style-name="ro1">
          <table:table-cell office:value-type="string" calcext:value-type="string">
            <text:p>N-fet controller</text:p>
          </table:table-cell>
          <table:table-cell office:value-type="string" calcext:value-type="string">
            <text:p>LM74610QDGKRQ1</text:p>
          </table:table-cell>
          <table:table-cell office:value-type="float" office:value="1" calcext:value-type="float">
            <text:p>1</text:p>
          </table:table-cell>
          <table:table-cell office:value-type="float" office:value="2.47" calcext:value-type="float">
            <text:p>2.47</text:p>
          </table:table-cell>
          <table:table-cell table:formula="of:=PRODUCT([.C13:.D13])" office:value-type="float" office:value="2.47" calcext:value-type="float">
            <text:p>2.47</text:p>
          </table:table-cell>
          <table:table-cell office:value-type="string" calcext:value-type="string">
            <text:p><text:a xlink:href="https://www.digikey.com/en/products/detail/texas-instruments/LM74610QDGKRQ1/5702219" xlink:type="simple">https://www.digikey.com/en/products/detail/texas-instruments/LM74610QDGKRQ1/5702219</text:a></text:p>
          </table:table-cell>
        </table:table-row>
        <table:table-row table:style-name="ro1">
          <table:table-cell office:value-type="string" calcext:value-type="string">
            <text:p>N-fet</text:p>
          </table:table-cell>
          <table:table-cell office:value-type="string" calcext:value-type="string">
            <text:p>SI2312CDS-T1-GE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formula="of:=PRODUCT([.C14:.D14])" office:value-type="float" office:value="0.4" calcext:value-type="float">
            <text:p>0.4</text:p>
          </table:table-cell>
          <table:table-cell office:value-type="string" calcext:value-type="string">
            <text:p><text:a xlink:href="https://www.digikey.com/en/products/detail/vishay-siliconix/SI2312CDS-T1-GE3/2441583" xlink:type="simple">https://www.digikey.com/en/products/detail/vishay-siliconix/SI2312CDS-T1-GE3/2441583</text:a></text:p>
          </table:table-cell>
        </table:table-row>
        <table:table-row table:style-name="ro1">
          <table:table-cell office:value-type="string" calcext:value-type="string">
            <text:p>2-pin Screw terminal</text:p>
          </table:table-cell>
          <table:table-cell office:value-type="string" calcext:value-type="string">
            <text:p>TB007-508-02BE </text:p>
          </table:table-cell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table:formula="of:=PRODUCT([.C15:.D15])" office:value-type="float" office:value="0.73" calcext:value-type="float">
            <text:p>0.73</text:p>
          </table:table-cell>
          <table:table-cell office:value-type="string" calcext:value-type="string">
            <text:p><text:a xlink:href="https://www.mouser.com/ProductDetail/CUI-Devices/TB007-508-02BE?qs=vLWxofP3U2y6PFKAfCqKUQ%3D%3D" xlink:type="simple">https://www.mouser.com/ProductDetail/CUI-Devices/TB007-508-02BE?qs=vLWxofP3U2y6PFKAfCqKUQ%3D%3D</text:a></text:p>
          </table:table-cell>
        </table:table-row>
        <table:table-row table:style-name="ro1">
          <table:table-cell office:value-type="string" calcext:value-type="string">
            <text:p>16-pin screw terminal</text:p>
          </table:table-cell>
          <table:table-cell office:value-type="string" calcext:value-type="string">
            <text:p>TB007-508-16BE </text:p>
          </table:table-cell>
          <table:table-cell office:value-type="float" office:value="2" calcext:value-type="float">
            <text:p>2</text:p>
          </table:table-cell>
          <table:table-cell office:value-type="float" office:value="3.39" calcext:value-type="float">
            <text:p>3.39</text:p>
          </table:table-cell>
          <table:table-cell table:formula="of:=PRODUCT([.C16:.D16])" office:value-type="float" office:value="6.78" calcext:value-type="float">
            <text:p>6.78</text:p>
          </table:table-cell>
          <table:table-cell office:value-type="string" calcext:value-type="string">
            <text:p><text:a xlink:href="https://www.mouser.com/ProductDetail/CUI-Devices/TB007-508-16BE?qs=vLWxofP3U2x3xDSfbUxUnQ%3D%3D" xlink:type="simple">https://www.mouser.com/ProductDetail/CUI-Devices/TB007-508-16BE?qs=vLWxofP3U2x3xDSfbUxUnQ%3D%3D</text:a></text:p>
          </table:table-cell>
        </table:table-row>
        <table:table-row table:style-name="ro1">
          <table:table-cell office:value-type="string" calcext:value-type="string">
            <text:p>4-pin screw terminal</text:p>
          </table:table-cell>
          <table:table-cell office:value-type="string" calcext:value-type="string">
            <text:p>TB007-508-04BE 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table:formula="of:=PRODUCT([.C17:.D17])" office:value-type="float" office:value="1.18" calcext:value-type="float">
            <text:p>1.18</text:p>
          </table:table-cell>
          <table:table-cell office:value-type="string" calcext:value-type="string">
            <text:p><text:a xlink:href="https://www.mouser.com/ProductDetail/CUI-Devices/TB007-508-04BE?qs=vLWxofP3U2wnrmN2C1kFLw%3D%3D" xlink:type="simple">https://www.mouser.com/ProductDetail/CUI-Devices/TB007-508-04BE?qs=vLWxofP3U2wnrmN2C1kFLw%3D%3D</text:a></text:p>
          </table:table-cell>
        </table:table-row>
        <table:table-row table:style-name="ro1">
          <table:table-cell office:value-type="string" calcext:value-type="string">
            <text:p>18650 Battery holder</text:p>
          </table:table-cell>
          <table:table-cell office:value-type="string" calcext:value-type="string">
            <text:p>BK-18650-PC4</text:p>
          </table:table-cell>
          <table:table-cell office:value-type="float" office:value="1" calcext:value-type="float">
            <text:p>1</text:p>
          </table:table-cell>
          <table:table-cell office:value-type="float" office:value="6.22" calcext:value-type="float">
            <text:p>6.22</text:p>
          </table:table-cell>
          <table:table-cell table:formula="of:=PRODUCT([.C18:.D18])" office:value-type="float" office:value="6.22" calcext:value-type="float">
            <text:p>6.22</text:p>
          </table:table-cell>
          <table:table-cell office:value-type="string" calcext:value-type="string">
            <text:p><text:a xlink:href="https://www.digikey.com/en/products/detail/mpd-memory-protection-devices/BK-18650-PC4/2330513" xlink:type="simple">https://www.digikey.com/en/products/detail/mpd-memory-protection-devices/BK-18650-PC4/2330513</text:a></text:p>
          </table:table-cell>
        </table:table-row>
        <table:table-row table:style-name="ro1">
          <table:table-cell table:style-name="ce1" office:value-type="string" calcext:value-type="string">
            <text:p>0.1uF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formula="of:=PRODUCT([.C19:.D19])" office:value-type="float" office:value="0.3" calcext:value-type="float">
            <text:p>0.3</text:p>
          </table:table-cell>
          <table:table-cell office:value-type="string" calcext:value-type="string">
            <text:p>https://www.digikey.com/en/products/detail/samsung-electro-mechanics/CL10B104KB8NNWC/3887593</text:p>
          </table:table-cell>
        </table:table-row>
        <table:table-row table:style-name="ro1">
          <table:table-cell table:style-name="ce1" office:value-type="string" calcext:value-type="string">
            <text:p>4.7n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formula="of:=PRODUCT([.C20:.D20])" office:value-type="float" office:value="0.34" calcext:value-type="float">
            <text:p>0.34</text:p>
          </table:table-cell>
          <table:table-cell office:value-type="string" calcext:value-type="string">
            <text:p><text:a xlink:href="https://www.digikey.com/en/products/detail/murata-electronics/GRM1885C1H472JA01D/4421616" xlink:type="simple">https://www.digikey.com/en/products/detail/murata-electronics/GRM1885C1H472JA01D/4421616</text:a></text:p>
          </table:table-cell>
        </table:table-row>
        <table:table-row table:style-name="ro1">
          <table:table-cell table:style-name="ce1" office:value-type="string" calcext:value-type="string">
            <text:p>0.001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1:.D21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102KB8NNNC/3886676" xlink:type="simple">https://www.digikey.com/en/products/detail/samsung-electro-mechanics/CL10B102KB8NNNC/3886676</text:a></text:p>
          </table:table-cell>
        </table:table-row>
        <table:table-row table:style-name="ro1">
          <table:table-cell table:style-name="ce1" office:value-type="string" calcext:value-type="string">
            <text:p>22u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table:formula="of:=PRODUCT([.C22:.D22])" office:value-type="float" office:value="0.72" calcext:value-type="float">
            <text:p>0.72</text:p>
          </table:table-cell>
          <table:table-cell office:value-type="string" calcext:value-type="string">
            <text:p><text:a xlink:href="https://www.digikey.com/en/products/detail/samsung-electro-mechanics/CL10A226MP8NUNE/3886932" xlink:type="simple">https://www.digikey.com/en/products/detail/samsung-electro-mechanics/CL10A226MP8NUNE/3886932</text:a></text:p>
          </table:table-cell>
        </table:table-row>
        <table:table-row table:style-name="ro1">
          <table:table-cell office:value-type="string" calcext:value-type="string">
            <text:p>33u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65" calcext:value-type="float">
            <text:p>0.65</text:p>
          </table:table-cell>
          <table:table-cell table:formula="of:=PRODUCT([.C23:.D23])" office:value-type="float" office:value="1.95" calcext:value-type="float">
            <text:p>1.95</text:p>
          </table:table-cell>
          <table:table-cell office:value-type="string" calcext:value-type="string">
            <text:p><text:a xlink:href="https://www.digikey.com/en/products/detail/panasonic-electronic-components/EEE-FK1H330XP/765983" xlink:type="simple">https://www.digikey.com/en/products/detail/panasonic-electronic-components/EEE-FK1H330XP/765983</text:a></text:p>
          </table:table-cell>
        </table:table-row>
        <table:table-row table:style-name="ro1">
          <table:table-cell table:style-name="ce1" office:value-type="string" calcext:value-type="string">
            <text:p>0.047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4:.D24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B473KB8NNNC/3886721" xlink:type="simple">https://www.digikey.com/en/products/detail/samsung-electro-mechanics/CL10B473KB8NNNC/3886721</text:a></text:p>
          </table:table-cell>
        </table:table-row>
        <table:table-row table:style-name="ro1">
          <table:table-cell table:style-name="ce1" office:value-type="string" calcext:value-type="string">
            <text:p>220n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5:.D25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murata-electronics/GRM1885C1H222JA01D/586951" xlink:type="simple">https://www.digikey.com/en/products/detail/murata-electronics/GRM1885C1H222JA01D/586951</text:a></text:p>
          </table:table-cell>
        </table:table-row>
        <table:table-row table:style-name="ro1">
          <table:table-cell table:style-name="ce1" office:value-type="string" calcext:value-type="string">
            <text:p>2.2uF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26:.D26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amsung-electro-mechanics/CL10A225KO8NNNC/3886698" xlink:type="simple">https://www.digikey.com/en/products/detail/samsung-electro-mechanics/CL10A225KO8NNNC/3886698</text:a></text:p>
          </table:table-cell>
        </table:table-row>
        <table:table-row table:style-name="ro1">
          <table:table-cell table:style-name="ce1" office:value-type="string" calcext:value-type="string">
            <text:p>1A,20V Diode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table:formula="of:=PRODUCT([.C27:.D27])" office:value-type="float" office:value="0.38" calcext:value-type="float">
            <text:p>0.38</text:p>
          </table:table-cell>
          <table:table-cell office:value-type="string" calcext:value-type="string">
            <text:p><text:a xlink:href="https://www.digikey.com/en/products/detail/bourns-inc/CD0603-B0340R/7796828" xlink:type="simple">https://www.digikey.com/en/products/detail/bourns-inc/CD0603-B0340R/7796828</text:a></text:p>
          </table:table-cell>
        </table:table-row>
        <table:table-row table:style-name="ro1">
          <table:table-cell table:style-name="ce2" office:value-type="string" calcext:value-type="string">
            <text:p>1.8uH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formula="of:=PRODUCT([.C28:.D28])" office:value-type="float" office:value="0.12" calcext:value-type="float">
            <text:p>0.12</text:p>
          </table:table-cell>
          <table:table-cell office:value-type="string" calcext:value-type="string">
            <text:p><text:a xlink:href="https://www.digikey.com/en/products/detail/bourns-inc/CS160808-1R8K/3782639" xlink:type="simple">https://www.digikey.com/en/products/detail/bourns-inc/CS160808-1R8K/3782639</text:a></text:p>
          </table:table-cell>
        </table:table-row>
        <table:table-row table:style-name="ro1">
          <table:table-cell table:style-name="ce1" office:value-type="string" calcext:value-type="string">
            <text:p>18uH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29:.D29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tdk-corporation/MLF1608C180KTA00/504197" xlink:type="simple">https://www.digikey.com/en/products/detail/tdk-corporation/MLF1608C180KTA00/504197</text:a></text:p>
          </table:table-cell>
        </table:table-row>
        <table:table-row table:style-name="ro1">
          <table:table-cell table:style-name="ce1" office:value-type="string" calcext:value-type="string">
            <text:p>3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0:.D30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304V/1465913" xlink:type="simple">https://www.digikey.com/en/products/detail/panasonic-electronic-components/ERA-3AEB304V/1465913</text:a></text:p>
          </table:table-cell>
        </table:table-row>
        <table:table-row table:style-name="ro1">
          <table:table-cell table:style-name="ce1" office:value-type="string" calcext:value-type="string">
            <text:p>2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1:.D31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204V/1465909" xlink:type="simple">https://www.digikey.com/en/products/detail/panasonic-electronic-components/ERA-3AEB204V/1465909</text:a></text:p>
          </table:table-cell>
        </table:table-row>
        <table:table-row table:style-name="ro1">
          <table:table-cell table:style-name="ce1" office:value-type="string" calcext:value-type="string">
            <text:p>1.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PRODUCT([.C32:.D32])" office:value-type="float" office:value="0.1" calcext:value-type="float">
            <text:p>0.1</text:p>
          </table:table-cell>
          <table:table-cell office:value-type="string" calcext:value-type="string">
            <text:p><text:a xlink:href="https://www.digikey.com/en/products/detail/susumu/RR0816P-132-D/432188" xlink:type="simple">https://www.digikey.com/en/products/detail/susumu/RR0816P-132-D/432188</text:a></text:p>
          </table:table-cell>
        </table:table-row>
        <table:table-row table:style-name="ro1">
          <table:table-cell table:style-name="ce1" office:value-type="string" calcext:value-type="string">
            <text:p>15.67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PRODUCT([.C33:.D33])" office:value-type="float" office:value="0.16" calcext:value-type="float">
            <text:p>0.16</text:p>
          </table:table-cell>
          <table:table-cell office:value-type="string" calcext:value-type="string">
            <text:p><text:a xlink:href="https://www.digikey.com/en/products/detail/koa-speer-electronics-inc/RN73R1JTTD1562D50/10010588" xlink:type="simple">https://www.digikey.com/en/products/detail/koa-speer-electronics-inc/RN73R1JTTD1562D50/10010588</text:a></text:p>
          </table:table-cell>
        </table:table-row>
        <table:table-row table:style-name="ro1">
          <table:table-cell table:style-name="ce1" office:value-type="string" calcext:value-type="string">
            <text:p>17.4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4:.D34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yageo/RT0603BRD0717K4L/1072289" xlink:type="simple">https://www.digikey.com/en/products/detail/yageo/RT0603BRD0717K4L/1072289</text:a>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9" calcext:value-type="float">
            <text:p>0.59</text:p>
          </table:table-cell>
          <table:table-cell table:formula="of:=PRODUCT([.C35:.D35])" office:value-type="float" office:value="0.59" calcext:value-type="float">
            <text:p>0.59</text:p>
          </table:table-cell>
          <table:table-cell office:value-type="string" calcext:value-type="string">
            <text:p><text:a xlink:href="https://www.mouser.com/ProductDetail/YAGEO/RT0603BRC07500RL?qs=pfd5qewlna6xgFQIgL28Zg%3D%3D" xlink:type="simple">https://www.mouser.com/ProductDetail/YAGEO/RT0603BRC07500RL?qs=pfd5qewlna6xgFQIgL28Zg%3D%3D</text:a></text:p>
          </table:table-cell>
        </table:table-row>
        <table:table-row table:style-name="ro1">
          <table:table-cell table:style-name="ce1" office:value-type="string" calcext:value-type="string">
            <text:p>313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" calcext:value-type="float">
            <text:p>0.33</text:p>
          </table:table-cell>
          <table:table-cell table:formula="of:=PRODUCT([.C36:.D36])" office:value-type="float" office:value="0.33" calcext:value-type="float">
            <text:p>0.33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office:value-type="string" calcext:value-type="string">
            <text:p>100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7:.D37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04V/1465902" xlink:type="simple">https://www.digikey.com/en/products/detail/panasonic-electronic-components/ERA-3AEB104V/1465902</text:a></text:p>
          </table:table-cell>
        </table:table-row>
        <table:table-row table:style-name="ro1">
          <table:table-cell table:style-name="ce1" office:value-type="string" calcext:value-type="string">
            <text:p>10k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table:formula="of:=PRODUCT([.C38:.D38])" office:value-type="float" office:value="0.66" calcext:value-type="float">
            <text:p>0.66</text:p>
          </table:table-cell>
          <table:table-cell office:value-type="string" calcext:value-type="string">
            <text:p><text:a xlink:href="https://www.mouser.com/ProductDetail/YAGEO/RT0603BRD07312KL?qs=bQfrgN9vNvz4TfwS8%252Box4g%3D%3D" xlink:type="simple">https://www.mouser.com/ProductDetail/YAGEO/RT0603BRD07312KL?qs=bQfrgN9vNvz4TfwS8%252Box4g%3D%3D</text:a>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PRODUCT([.C39:.D39])" office:value-type="float" office:value="0.13" calcext:value-type="float">
            <text:p>0.13</text:p>
          </table:table-cell>
          <table:table-cell office:value-type="string" calcext:value-type="string">
            <text:p><text:a xlink:href="https://www.digikey.com/en/products/detail/panasonic-electronic-components/ERA-3AEB1650V/2026676" xlink:type="simple">https://www.digikey.com/en/products/detail/panasonic-electronic-components/ERA-3AEB1650V/2026676</text:a></text:p>
          </table:table-cell>
        </table:table-row>
        <table:table-row table:style-name="ro1">
          <table:table-cell table:style-name="ce1" office:value-type="float" office:value="370" calcext:value-type="float">
            <text:p>3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PRODUCT([.C40:.D40])" office:value-type="float" office:value="1" calcext:value-type="float">
            <text:p>1</text:p>
          </table:table-cell>
          <table:table-cell office:value-type="string" calcext:value-type="string">
            <text:p><text:a xlink:href="https://www.digikey.com/en/products/detail/panasonic-electronic-components/ERA-3AEB3650V/2026708" xlink:type="simple">https://www.digikey.com/en/products/detail/panasonic-electronic-components/ERA-3AEB3650V/2026708</text:a></text:p>
          </table:table-cell>
        </table:table-row>
        <table:table-row table:style-name="ro1">
          <table:table-cell office:value-type="string" calcext:value-type="string">
            <text:p>Rasperry Pi</text:p>
          </table:table-cell>
          <table:table-cell office:value-type="string" calcext:value-type="string">
            <text:p>Raspberry pi Zero 2 W with MicroSD and hedaers</text:p>
          </table:table-cell>
          <table:table-cell/>
          <table:table-cell table:style-name="ce4" office:value-type="currency" office:currency="USD" office:value="33.9" calcext:value-type="currency">
            <text:p>$33.90</text:p>
          </table:table-cell>
          <table:table-cell table:formula="of:=PRODUCT([.C41:.D41])" office:value-type="float" office:value="33.9" calcext:value-type="float">
            <text:p>33.9</text:p>
          </table:table-cell>
          <table:table-cell office:value-type="string" calcext:value-type="string">
            <text:p><text:a xlink:href="https://www.pishop.us/product/raspberry-pi-zero-2-w/?src=raspberrypi" xlink:type="simple">https://www.pishop.us/product/raspberry-pi-zero-2-w/?src=raspberrypi</text:a>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PRODUCT([.C42:.D42]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4xbatteries with charger</text:p>
          </table:table-cell>
          <table:table-cell office:value-type="float" office:value="18650" calcext:value-type="float">
            <text:p>18650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table:formula="of:=PRODUCT([.C43:.D43])" office:value-type="float" office:value="21.98" calcext:value-type="float">
            <text:p>21.98</text:p>
          </table:table-cell>
          <table:table-cell office:value-type="string" calcext:value-type="string">
            <text:p><text:a xlink:href="https://www.amazon.com/MUSIBEAUTY-Universal-Rechargeable-Doorbells-Flashlights/dp/B09PN8S8L1/ref=sr_1_3?crid=2BJDAPDFJHPPT&amp;keywords=18650+battery&amp;s=electronics&amp;sprefix=18650+b%2Celectronics%2C123&amp;sr=1-3" xlink:type="simple">https://www.amazon.com/MUSIBEAUTY-Universal-Rechargeable-Doorbells-Flashlights/dp/B09PN8S8L1/ref=sr_1_3?crid=2BJDAPDFJHPPT&amp;keywords=18650+battery&amp;s=electronics&amp;sprefix=18650+b%2Celectronics%2C123&amp;sr=1-3</text:a></text:p>
          </table:table-cell>
        </table:table-row>
        <table:table-row table:style-name="ro1">
          <table:table-cell office:value-type="string" calcext:value-type="string">
            <text:p>Battery cli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C44:.D44])" office:value-type="float" office:value="6" calcext:value-type="float">
            <text:p>6</text:p>
          </table:table-cell>
          <table:table-cell office:value-type="string" calcext:value-type="string">
            <text:p><text:a xlink:href="https://www.digikey.co.uk/en/products/detail/mpd-memory-protection-devices/BK-18650-PC4/2330513" xlink:type="simple">https://www.digikey.co.uk/en/products/detail/mpd-memory-protection-devices/BK-18650-PC4/2330513</text:a></text:p>
          </table:table-cell>
        </table:table-row>
        <table:table-row table:style-name="ro1" table:number-rows-repeated="2">
          <table:table-cell table:style-name="Default"/>
          <table:table-cell table:number-columns-repeated="5"/>
        </table:table-row>
        <table:table-row table:style-name="ro1">
          <table:table-cell table:style-name="Accent_20_1" office:value-type="string" calcext:value-type="string">
            <text:p>TOTAL SUM</text:p>
          </table:table-cell>
          <table:table-cell table:formula="of:=SUM([.E2:.E44])" office:value-type="float" office:value="153.52" calcext:value-type="float">
            <text:p>153.52</text:p>
          </table:table-cell>
          <table:table-cell table:number-columns-repeated="4"/>
        </table:table-row>
        <table:named-expressions>
          <table:named-expression table:name="solver_lo_eng" table:base-cell-address="$Sheet1.$A$1" table:expression="&quot;com.sun.star.comp.Calc.NLPSolver.DEPSSolverImpl&quot;"/>
          <table:named-expression table:name="solver_num" table:base-cell-address="$Sheet1.$A$1" table:expression="0"/>
          <table:named-range table:name="solver_opt" table:base-cell-address="$Sheet1.$A$1" table:cell-range-address=".$C$2"/>
          <table:named-expression table:name="solver_typ" table:base-cell-address="$Sheet1.$A$1" table:expression="1"/>
        </table:named-expressions>
      </table:table>
      <table:named-expressions/>
      <table:database-ranges>
        <table:database-range table:name="__Anonymous_DB__1" table:target-range-address="Sheet1.E2:Sheet1.E46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8:20:47.341141459</meta:creation-date>
    <meta:generator>LibreOffice/24.2.0.3$Linux_X86_64 LibreOffice_project/420$Build-3</meta:generator>
    <dc:date>2024-02-05T00:55:13.068658912</dc:date>
    <meta:editing-duration>PT26M53S</meta:editing-duration>
    <meta:editing-cycles>6</meta:editing-cycles>
    <meta:document-statistic meta:table-count="1" meta:cell-count="238" meta:object-count="0"/>
  </office:meta>
</office:document-meta>
</file>